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377c7e7" officeooo:paragraph-rsid="0377c7e7" style:font-weight-asian="bold" style:font-weight-complex="bold"/>
    </style:style>
    <style:style style:name="P3" style:family="paragraph" style:parent-style-name="Text_20_body">
      <style:text-properties fo:font-weight="bold" officeooo:rsid="037b520b" officeooo:paragraph-rsid="037b520b" style:font-weight-asian="bold" style:font-weight-complex="bold"/>
    </style:style>
    <style:style style:name="P4" style:family="paragraph" style:parent-style-name="Text_20_body">
      <style:text-properties officeooo:paragraph-rsid="02f75316"/>
    </style:style>
    <style:style style:name="P5" style:family="paragraph" style:parent-style-name="Text_20_body">
      <style:text-properties officeooo:paragraph-rsid="0381347a"/>
    </style:style>
    <style:style style:name="P6" style:family="paragraph" style:parent-style-name="Standard">
      <style:text-properties officeooo:paragraph-rsid="03868d5d"/>
    </style:style>
    <style:style style:name="P7" style:family="paragraph" style:parent-style-name="Text_20_body">
      <style:text-properties officeooo:paragraph-rsid="035c0d30"/>
    </style:style>
    <style:style style:name="P8" style:family="paragraph" style:parent-style-name="Text_20_body">
      <style:text-properties fo:font-weight="bold" officeooo:rsid="0382ea1a" officeooo:paragraph-rsid="0382ea1a" style:font-weight-asian="bold" style:font-weight-complex="bold"/>
    </style:style>
    <style:style style:name="P9" style:family="paragraph" style:parent-style-name="Text_20_body">
      <style:text-properties officeooo:paragraph-rsid="03837a77"/>
    </style:style>
    <style:style style:name="P10" style:family="paragraph" style:parent-style-name="Text_20_body" style:list-style-name="L1">
      <style:text-properties officeooo:rsid="03837a77" officeooo:paragraph-rsid="03837a77"/>
    </style:style>
    <style:style style:name="P11" style:family="paragraph" style:parent-style-name="Text_20_body" style:list-style-name="L1">
      <style:text-properties officeooo:paragraph-rsid="035c0d30"/>
    </style:style>
    <style:style style:name="P12" style:family="paragraph" style:parent-style-name="Text_20_body" style:list-style-name="L1">
      <style:text-properties officeooo:paragraph-rsid="03837a77"/>
    </style:style>
    <style:style style:name="P13" style:family="paragraph" style:parent-style-name="Text_20_body">
      <style:text-properties officeooo:paragraph-rsid="03766a4b"/>
    </style:style>
    <style:style style:name="P14" style:family="paragraph" style:parent-style-name="Text_20_body">
      <style:paragraph-properties fo:margin-left="0cm" fo:margin-right="0cm" fo:text-indent="0cm" style:auto-text-indent="false"/>
      <style:text-properties officeooo:paragraph-rsid="03868d5d"/>
    </style:style>
    <style:style style:name="T1" style:family="text">
      <style:text-properties fo:font-weight="bold" officeooo:rsid="0029c951" style:font-weight-asian="bold" style:font-weight-complex="bold"/>
    </style:style>
    <style:style style:name="T2" style:family="text">
      <style:text-properties fo:font-weight="bold" officeooo:rsid="0363d9f8" style:font-weight-asian="bold" style:font-weight-complex="bold"/>
    </style:style>
    <style:style style:name="T3" style:family="text">
      <style:text-properties fo:font-weight="bold" officeooo:rsid="035c0d30" style:font-weight-asian="bold" style:font-weight-complex="bold"/>
    </style:style>
    <style:style style:name="T4" style:family="text">
      <style:text-properties fo:font-weight="bold" officeooo:rsid="03581923" style:font-weight-asian="bold" style:font-weight-complex="bold"/>
    </style:style>
    <style:style style:name="T5" style:family="text">
      <style:text-properties fo:font-weight="bold" officeooo:rsid="0371d74e" style:font-weight-asian="bold" style:font-weight-complex="bold"/>
    </style:style>
    <style:style style:name="T6" style:family="text">
      <style:text-properties fo:font-weight="bold" officeooo:rsid="03738ef3" style:font-weight-asian="bold" style:font-weight-complex="bold"/>
    </style:style>
    <style:style style:name="T7" style:family="text">
      <style:text-properties fo:font-weight="bold" officeooo:rsid="037be0ad" style:font-weight-asian="bold" style:font-weight-complex="bold"/>
    </style:style>
    <style:style style:name="T8" style:family="text">
      <style:text-properties fo:font-weight="bold" officeooo:rsid="037d80ff" style:font-weight-asian="bold" style:font-weight-complex="bold"/>
    </style:style>
    <style:style style:name="T9" style:family="text">
      <style:text-properties fo:font-weight="bold" officeooo:rsid="037e329a" style:font-weight-asian="bold" style:font-weight-complex="bold"/>
    </style:style>
    <style:style style:name="T10" style:family="text">
      <style:text-properties fo:font-weight="bold" officeooo:rsid="038005a3" style:font-weight-asian="bold" style:font-weight-complex="bold"/>
    </style:style>
    <style:style style:name="T11" style:family="text">
      <style:text-properties fo:font-weight="bold" officeooo:rsid="0380b66a" style:font-weight-asian="bold" style:font-weight-complex="bold"/>
    </style:style>
    <style:style style:name="T12" style:family="text">
      <style:text-properties fo:font-weight="bold" officeooo:rsid="0381347a" style:font-weight-asian="bold" style:font-weight-complex="bold"/>
    </style:style>
    <style:style style:name="T13" style:family="text">
      <style:text-properties fo:font-weight="bold" officeooo:rsid="0382ccce" style:font-weight-asian="bold" style:font-weight-complex="bold"/>
    </style:style>
    <style:style style:name="T14" style:family="text">
      <style:text-properties fo:font-weight="bold" officeooo:rsid="0382ea1a" style:font-weight-asian="bold" style:font-weight-complex="bold"/>
    </style:style>
    <style:style style:name="T15" style:family="text">
      <style:text-properties fo:font-weight="bold" officeooo:rsid="03868d5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363d9f8" style:font-weight-asian="normal" style:font-weight-complex="normal"/>
    </style:style>
    <style:style style:name="T18" style:family="text">
      <style:text-properties fo:font-weight="normal" officeooo:rsid="035c0d30" style:font-weight-asian="normal" style:font-weight-complex="normal"/>
    </style:style>
    <style:style style:name="T19" style:family="text">
      <style:text-properties fo:font-weight="normal" officeooo:rsid="03738ef3" style:font-weight-asian="normal" style:font-weight-complex="normal"/>
    </style:style>
    <style:style style:name="T20" style:family="text">
      <style:text-properties fo:font-weight="normal" officeooo:rsid="0371d74e" style:font-weight-asian="normal" style:font-weight-complex="normal"/>
    </style:style>
    <style:style style:name="T21" style:family="text">
      <style:text-properties fo:font-weight="normal" officeooo:rsid="037be0ad" style:font-weight-asian="normal" style:font-weight-complex="normal"/>
    </style:style>
    <style:style style:name="T22" style:family="text">
      <style:text-properties fo:font-weight="normal" officeooo:rsid="037d80ff" style:font-weight-asian="normal" style:font-weight-complex="normal"/>
    </style:style>
    <style:style style:name="T23" style:family="text">
      <style:text-properties fo:font-weight="normal" officeooo:rsid="037e329a" style:font-weight-asian="normal" style:font-weight-complex="normal"/>
    </style:style>
    <style:style style:name="T24" style:family="text">
      <style:text-properties fo:font-weight="normal" officeooo:rsid="0380b66a" style:font-weight-asian="normal" style:font-weight-complex="normal"/>
    </style:style>
    <style:style style:name="T25" style:family="text">
      <style:text-properties fo:font-weight="normal" officeooo:rsid="0381347a" style:font-weight-asian="normal" style:font-weight-complex="normal"/>
    </style:style>
    <style:style style:name="T26" style:family="text">
      <style:text-properties fo:font-weight="normal" officeooo:rsid="0382ccce" style:font-weight-asian="normal" style:font-weight-complex="normal"/>
    </style:style>
    <style:style style:name="T27" style:family="text">
      <style:text-properties fo:font-weight="normal" officeooo:rsid="0382ea1a" style:font-weight-asian="normal" style:font-weight-complex="normal"/>
    </style:style>
    <style:style style:name="T28" style:family="text">
      <style:text-properties fo:font-weight="normal" officeooo:rsid="03837a77" style:font-weight-asian="normal" style:font-weight-complex="normal"/>
    </style:style>
    <style:style style:name="T29" style:family="text">
      <style:text-properties fo:font-weight="normal" officeooo:rsid="03841cac" style:font-weight-asian="normal" style:font-weight-complex="normal"/>
    </style:style>
    <style:style style:name="T30" style:family="text">
      <style:text-properties fo:font-weight="normal" officeooo:rsid="0384e426" style:font-weight-asian="normal" style:font-weight-complex="normal"/>
    </style:style>
    <style:style style:name="T31" style:family="text">
      <style:text-properties fo:font-weight="normal" officeooo:rsid="03868d5d" style:font-weight-asian="normal" style:font-weight-complex="normal"/>
    </style:style>
    <style:style style:name="T32" style:family="text">
      <style:text-properties officeooo:rsid="00e51007"/>
    </style:style>
    <style:style style:name="T33" style:family="text">
      <style:text-properties officeooo:rsid="0379d209"/>
    </style:style>
    <style:style style:name="T34" style:family="text">
      <style:text-properties officeooo:rsid="0377c7e7"/>
    </style:style>
    <style:style style:name="T35" style:family="text">
      <style:text-properties officeooo:rsid="03837a77"/>
    </style:style>
    <style:style style:name="T36" style:family="text">
      <style:text-properties officeooo:rsid="0384e426"/>
    </style:style>
    <style:style style:name="T37" style:family="text">
      <style:text-properties officeooo:rsid="03868d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3">5 February</text:span> 20<text:span text:style-name="T33">20</text:span></text:p>
      <text:p text:style-name="P4"><text:span text:style-name="T1">[0]</text:span><text:span text:style-name="T32"> Hi there, this radio programme is IT Stuff, brought to you by BCB Radio 106.6fm, and it was their idea not ours ok? but what we actually do is a Hegelian dialectic, the thesis is news about technology, the antithesis is your humble presenters prejudices and bigoted opinions, and the synthesis is we just can't be bothered any more. Here's your synthetic lifeforms Shi and Kriss. And I'm Byleth out of Smash Bros. Everybody hates me. Not sure why? meh</text:span></text:p>
      <text:p text:style-name="P8">[<text:span text:style-name="T37">2</text:span>] <text:span text:style-name="T35">Weird Stuff Roundup</text:span></text:p>
      <text:list xml:id="list2430306908" text:style-name="L1">
        <text:list-item>
          <text:p text:style-name="P12"><text:span text:style-name="T26">G</text:span><text:span text:style-name="T28">oogle CEO’s piffle at the World Economic Forum</text:span></text:p>
        </text:list-item>
        <text:list-item>
          <text:p text:style-name="P10"><text:span text:style-name="T16">Let’s hear from the Egyptian mummy in Leeds museum!</text:span></text:p>
        </text:list-item>
        <text:list-item>
          <text:p text:style-name="P11"><text:span text:style-name="T27">Subreddit of the Month is Scottish People Twitter feat. Irvine Welsh vs. Shell Energy</text:span></text:p>
        </text:list-item>
        <text:list-item>
          <text:p text:style-name="P12"><text:span text:style-name="T23">Q</text:span><text:span text:style-name="T26">uick shout out to The Light cinema on Broadway in Bradford, their whats on display can't download updates lololol</text:span></text:p>
        </text:list-item>
      </text:list>
      <text:p text:style-name="P7"><text:span text:style-name="T15">[8</text:span><text:span text:style-name="T3">]</text:span><text:span text:style-name="T18"> </text:span><text:span text:style-name="T29">Amazon Ring should be shut down immediately!</text:span><text:span text:style-name="T30"> “The deployment of connected home security cameras that allow footage to be queried centrally are simply not compatible with a free society. The privacy issues are not fixable with regulation and there is no balance that can be struck. Ring should be shut down immediately and not brought back.” -- Amazon software engineer named Max Eliaser. He’s worried about the neighbourhood mesh surveillance shared with police</text:span><text:span text:style-name="T31">.</text:span></text:p>
      <text:p text:style-name="P9"><text:span text:style-name="T3">[</text:span><text:span text:style-name="T5">1</text:span><text:span text:style-name="T15">1</text:span><text:span text:style-name="T5">]</text:span><text:span text:style-name="T20"> </text:span><text:span text:style-name="T11">[ANNIVERSARY]</text:span><text:span text:style-name="T24"> What's in anniversary corner today? It's 15 years of Google Maps and Earth and Street View, you might have heard that someone in Germany </text:span><text:span text:style-name="T25">named Simon Weckert bought 99 second hand phones and put them all in a little red plastic cart and went for a walk </text:span><text:span text:style-name="T26">around Berlin and managed to </text:span><text:span text:style-name="T25">freak out Google Maps with a fake traffic jam.</text:span></text:p>
      <text:p text:style-name="P6"><text:span text:style-name="T15">[14] </text:span><text:span text:style-name="T22">so a quick stardate check, it's just gone peak IT Stuff here on</text:span><text:span text:style-name="T20"> BCB</text:span><text:span text:style-name="T22"> </text:span><text:span text:style-name="T20">Radio</text:span><text:span text:style-name="T22"> </text:span><text:span text:style-name="T20">106.6fm, </text:span><text:span text:style-name="T22">with me, a boomer</text:span><text:span text:style-name="T19">. </text:span><text:span text:style-name="T22">ok? My chum Shi</text:span><text:span text:style-name="T19"> </text:span><text:span text:style-name="T22">does some podcast magic </text:span><text:span text:style-name="T19">onto itstuff dot org dot uk,</text:span><text:span text:style-name="T22"> </text:span><text:span text:style-name="T23">there's </text:span><text:span text:style-name="T22">scripts, </text:span><text:span text:style-name="T23">rss </text:span><text:span text:style-name="T22">and graphic design </text:span><text:span text:style-name="T26">t</text:span><text:span text:style-name="T23">hat's just the right side of weird.</text:span></text:p>
      <text:p text:style-name="P6"><text:span text:style-name="T11"/></text:p>
      <text:p text:style-name="P14"><text:span text:style-name="T3">[</text:span><text:span text:style-name="T6">1</text:span><text:span text:style-name="T15">5</text:span><text:span text:style-name="T6">] [WORLDOFSTUFF]</text:span><text:span text:style-name="T19"> </text:span><text:span text:style-name="T24">Cheap knockoff </text:span><text:span text:style-name="T26">x86s from China! the new Zhaoxin chip is superscalar and capable of out of order execution. It also supports modern instruction sets like SSE4.2 and AVX. Eight cores, 70W. Via is involved</text:span><text:span text:style-name="T27">. And in end of life news, Blackberry’s keyboard manufacturer has dumped Blackberry.</text:span></text:p>
      <text:p text:style-name="P13"><text:span text:style-name="T3">[</text:span><text:span text:style-name="T15">19</text:span><text:span text:style-name="T6">] [</text:span><text:span text:style-name="T10">ECONEWS</text:span><text:span text:style-name="T6">]</text:span><text:span text:style-name="T27"> Goth Photovoltaic Panels</text:span><text:span text:style-name="T30">! and Microsoft has pledged to remove "all of the carbon" from the environment that it has emitted since the company was founded in 1975. </text:span>Sat<text:span text:style-name="T36"> Nad</text:span> <text:span text:style-name="T36">wants to be</text:span> "carbon negative" by 2030<text:span text:style-name="T36"> and reverse its entire existence by 2050. </text:span></text:p>
      <text:p text:style-name="P5"><text:span text:style-name="T2">[2</text:span><text:span text:style-name="T15">3</text:span><text:span text:style-name="T2">]</text:span><text:span text:style-name="T17"> Time for Go Home Elon You're Drunk </text:span><text:span text:style-name="T2">[HARAMBE]</text:span><text:span text:style-name="T17"> </text:span><text:span text:style-name="T25">and Muskie mcMuskface has been vibing in the studio again, his track is named Don't Doubt Ur Vibe, </text:span><text:span text:style-name="T21">here's a clip </text:span><text:span text:style-name="T7">[</text:span><text:span text:style-name="T12">URVIBE</text:span><text:span text:style-name="T7">]</text:span><text:span text:style-name="T21"> however that's not the interesting thing, oh no. The interesting thing is a nice little parable about the automatical recommendation wotnots that are all over these days. Cos the Elon thing is hosted on Soundcloud, and everybody who listened to it got an automatical follows-onnie-thing </text:span><text:span text:style-name="T25">by someone called almndjoy, </text:span><text:span text:style-name="T21">a </text:span><text:span text:style-name="T22">brilliant </text:span><text:span text:style-name="T21">song about, well, </text:span><text:span text:style-name="T22">about</text:span><text:span text:style-name="T21"> an adult theme that rhymes with uhhh reptile disjunction. </text:span><text:span text:style-name="T25">It puts the ED into EDM. </text:span><text:span text:style-name="T22">It's fair to say that the interwebs liked </text:span><text:span text:style-name="T25">that</text:span><text:span text:style-name="T22"> a lot more than Elon's limp thing. </text:span><text:span text:style-name="T21">Errrm </text:span><text:span text:style-name="T22">so if you want </text:span><text:span text:style-name="T25">to find</text:span><text:span text:style-name="T22"> </text:span><text:span text:style-name="T25">a funny rap about</text:span><text:span text:style-name="T22"> disjunction in the snake department errrr well </text:span></text:p>
      <text:p text:style-name="P3"><text:span text:style-name="T34">[25] </text:span><text:span text:style-name="T16">Right we're done wi this until the beginning of March, next week </text:span><text:span text:style-name="T22">you'll find</text:span><text:span text:style-name="T16"> Fandomain </text:span><text:span text:style-name="T22">filling our slot, </text:span><text:span text:style-name="T16">and we leave you with our musical meditation </text:span><text:span text:style-name="T25">from a familiar voice. <text:line-break/></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20-02-05T13:14:22.002149989</dc:date>
    <meta:editing-duration>PT21H2M45S</meta:editing-duration>
    <meta:editing-cycles>174</meta:editing-cycles>
    <meta:generator>LibreOffice/6.2.4.2.0$Linux_X86_64 LibreOffice_project/20$Build-2</meta:generator>
    <meta:document-statistic meta:table-count="0" meta:image-count="0" meta:object-count="0" meta:page-count="1" meta:paragraph-count="14" meta:word-count="590" meta:character-count="3413" meta:non-whitespace-character-count="2837"/>
  </office:meta>
</office:document-meta>
</file>